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officeooo:rsid="0010907d" officeooo:paragraph-rsid="0010907d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RÉE:</text:p>
      <text:p text:style-name="P2">Veuillez remplir ce document s'il vous plaît?</text:p>
      <text:p text:style-name="P2"/>
      <text:p text:style-name="P1">INSTRUCTIONS:</text:p>
      <text:p text:style-name="P5">See sheet with instructions</text:p>
      <text:p text:style-name="P2"/>
      <text:p text:style-name="P1">INSTALLATION:</text:p>
      <text:p text:style-name="P2"><text:span text:style-name="T1">On va commencer. </text:span>Posez votre front et votre menton contre l'appareil s'il vous plaît. Nous allons enregistrer les mouvements de vos yeux grâce à cette camera. Donc, nous allons devoir la paramétrer. </text:p>
      <text:p text:style-name="P2">Je vais éteindre la lumière pour effectuer ces opérations.</text:p>
      <text:p text:style-name="P2"/>
      <text:p text:style-name="P1">CALIBRATION:</text:p>
      <text:p text:style-name="P2">Veuillez bien suivre cette cible des yeux, quoi qu'il arrive. Pour démarrer le test, appuyez sur la barre espace quand je vous le dirai.</text:p>
      <text:p text:style-name="P2">Alez-y.</text:p>
      <text:p text:style-name="P2">Et pour la validation, vous pouvez recommencez.</text:p>
      <text:p text:style-name="P1"/>
      <text:p text:style-name="P1">START:</text:p>
      <text:p text:style-name="P2">Alors, on va commencer l'expérience. D'abord, il y a une peu des des essais pratiques. Si vous avez des questions, n'hésitez pas à demand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7:17:47</meta:creation-date>
    <meta:generator>LibreOffice/4.2.6.3$Linux_X86_64 LibreOffice_project/420m0$Build-3</meta:generator>
    <dc:date>2014-10-14T16:49:17.460428635</dc:date>
    <meta:editing-duration>P1DT1H25M23S</meta:editing-duration>
    <meta:editing-cycles>27</meta:editing-cycles>
    <meta:print-date>2012-12-19T11:11:46</meta:print-date>
    <dc:creator>Lotje van der Linden</dc:creator>
    <meta:document-statistic meta:table-count="0" meta:image-count="0" meta:object-count="0" meta:page-count="1" meta:paragraph-count="13" meta:word-count="113" meta:character-count="711" meta:non-whitespace-character-count="609"/>
  </office:meta>
</office:document-meta>
</file>